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50000003C3A03A808D69007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809cm" svg:height="0.611cm" svg:x="0.001cm" svg:y="0.405cm">
          <draw:image xlink:href="Pictures/10000201000001750000003C3A03A808D690077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81cm" fo:page-height="1.4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1-16T06:10:01.798529652</meta:creation-date>
    <dc:date>2023-04-12T12:44:51.962000000</dc:date>
    <meta:editing-duration>PT9M28S</meta:editing-duration>
    <meta:editing-cycles>2</meta:editing-cycles>
    <meta:generator>LibreOffice/7.1.2.2$Windows_X86_64 LibreOffice_project/8a45595d069ef5570103caea1b71cc9d82b2aae4</meta:generator>
    <meta:document-statistic meta:object-count="1"/>
  </office:meta>
</office:document-meta>
</file>